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isc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85">
            <text:p>42,8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7.3666041897284">
            <text:p>$67,37</text:p>
          </table:table-cell>
          <table:table-cell table:style-name="ce5" table:formula="of:=[.F2]-[.B3]/[.B4]" office:value-type="currency" office:currency="USD" office:value="66.8090988541818">
            <text:p>$66,81</text:p>
          </table:table-cell>
          <table:table-cell table:style-name="ce15" table:formula="of:=[.G2]/1.07" office:value-type="currency" office:currency="EUR" office:value="62.4384101440951">
            <text:p>62,4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351">
            <text:p>2,35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3.7859374082726">
            <text:p>$53,79</text:p>
          </table:table-cell>
          <table:table-cell table:style-name="ce7" table:formula="of:=[.F3]-[.B3]/[.B4]" office:value-type="currency" office:currency="USD" office:value="53.228432072726">
            <text:p>$53,23</text:p>
          </table:table-cell>
          <table:table-cell table:style-name="ce16" table:formula="of:=[.G3]/1.07" office:value-type="currency" office:currency="EUR" office:value="49.7461981988094">
            <text:p>49,7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8.8275758895258">
            <text:p>48,8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217">
            <text:p>4,21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29064127215">
            <text:p>$35,29</text:p>
          </table:table-cell>
          <table:table-cell table:style-name="ce14" table:formula="of:=[.F4]-[.B3]/[.B4]" office:value-type="currency" office:currency="USD" office:value="34.7331359366034">
            <text:p>$34,73</text:p>
          </table:table-cell>
          <table:table-cell table:style-name="ce17" table:formula="of:=[.G4]/1.07" office:value-type="currency" office:currency="EUR" office:value="32.4608747071059">
            <text:p>32,4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2">
            <text:p>$2,8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122422130950148">
            <text:p>12,24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1">
            <text:p>$1,41</text:p>
          </table:table-cell>
          <table:table-cell table:style-name="ce5"/>
          <table:table-cell table:style-name="ce5" table:formula="of:=[.B8]/(1+[.D2])^(1/4)" office:value-type="currency" office:currency="USD" office:value="1.38635089853604">
            <text:p>$1,39</text:p>
          </table:table-cell>
          <table:table-cell table:style-name="ce7" table:formula="of:=[.B5]/2" office:value-type="currency" office:currency="USD" office:value="1.41">
            <text:p>$1,41</text:p>
          </table:table-cell>
          <table:table-cell table:style-name="ce7"/>
          <table:table-cell table:style-name="ce7" table:formula="of:=[.E8]/(1+[.D3])^(1/4)" office:value-type="currency" office:currency="USD" office:value="1.38153432000936">
            <text:p>$1,38</text:p>
          </table:table-cell>
          <table:table-cell table:style-name="ce8" table:formula="of:=[.B5]/2" office:value-type="currency" office:currency="USD" office:value="1.41">
            <text:p>$1,41</text:p>
          </table:table-cell>
          <table:table-cell table:style-name="ce8"/>
          <table:table-cell table:style-name="ce8" table:formula="of:=[.H8]/(1+[.D4])^(1/4)" office:value-type="currency" office:currency="USD" office:value="1.3768002664436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328">
            <text:p>$2,93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USD" office:value="2.74093457943925">
            <text:p>$2,74</text:p>
          </table:table-cell>
          <table:table-cell table:formula="of:=[.B5]*(1+[.F9])" office:value-type="currency" office:currency="USD" office:value="2.8905">
            <text:p>$2,89</text:p>
          </table:table-cell>
          <table:table-cell office:value-type="percentage" office:value="0.025">
            <text:p>2,50%</text:p>
          </table:table-cell>
          <table:table-cell table:formula="of:=[.E9]/(1+[.$D$3])^[.A9]" office:value-type="currency" office:currency="USD" office:value="2.66405529953917">
            <text:p>$2,66</text:p>
          </table:table-cell>
          <table:table-cell table:formula="of:=[.B5]*(1+[.I9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2.56363636363636">
            <text:p>$2,5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284736">
            <text:p>$3,28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2.86901563455324">
            <text:p>$2,87</text:p>
          </table:table-cell>
          <table:table-cell table:formula="of:=[.E9]*(1+[.F10])" office:value-type="currency" office:currency="USD" office:value="3.12174">
            <text:p>$3,12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USD" office:value="2.65177854700673">
            <text:p>$2,65</text:p>
          </table:table-cell>
          <table:table-cell table:formula="of:=[.H9]*(1+[.I10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2.33057851239669">
            <text:p>$2,3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48182016">
            <text:p>$3,48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2.84220240432377">
            <text:p>$2,84</text:p>
          </table:table-cell>
          <table:table-cell table:formula="of:=[.E10]*(1+[.F11])" office:value-type="currency" office:currency="USD" office:value="3.277827">
            <text:p>$3,28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2.5662373035549">
            <text:p>$2,57</text:p>
          </table:table-cell>
          <table:table-cell table:formula="of:=[.H10]*(1+[.I11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2.11870773854245">
            <text:p>$2,1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6907293696">
            <text:p>$3,69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2.81563976503102">
            <text:p>$2,82</text:p>
          </table:table-cell>
          <table:table-cell table:formula="of:=[.E11]*(1+[.F12])" office:value-type="currency" office:currency="USD" office:value="3.40894008">
            <text:p>$3,41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2.45980349833834">
            <text:p>$2,46</text:p>
          </table:table-cell>
          <table:table-cell table:formula="of:=[.H11]*(1+[.I12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9260979441295">
            <text:p>$1,9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87526583808">
            <text:p>$3,88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2.76301098437624">
            <text:p>$2,76</text:p>
          </table:table-cell>
          <table:table-cell table:formula="of:=[.E12]*(1+[.F13])" office:value-type="currency" office:currency="USD" office:value="3.5452976832">
            <text:p>$3,55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2.35778399840726">
            <text:p>$2,36</text:p>
          </table:table-cell>
          <table:table-cell table:formula="of:=[.H12]*(1+[.I13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75099813102682">
            <text:p>$1,7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069029129984">
            <text:p>$4,07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2.71136591924771">
            <text:p>$2,71</text:p>
          </table:table-cell>
          <table:table-cell table:formula="of:=[.E13]*(1+[.F14])" office:value-type="currency" office:currency="USD" office:value="3.687109590528">
            <text:p>$3,6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2.25999572197562">
            <text:p>$2,26</text:p>
          </table:table-cell>
          <table:table-cell table:formula="of:=[.H13]*(1+[.I14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59181648275165">
            <text:p>$1,5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2724805864832">
            <text:p>$4,27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2.66068618243934">
            <text:p>$2,66</text:p>
          </table:table-cell>
          <table:table-cell table:formula="of:=[.E14]*(1+[.F15])" office:value-type="currency" office:currency="USD" office:value="3.83459397414912">
            <text:p>$3,8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16626318051119">
            <text:p>$2,17</text:p>
          </table:table-cell>
          <table:table-cell table:formula="of:=[.H14]*(1+[.I15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44710589341059">
            <text:p>$1,4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48610461580736">
            <text:p>$4,49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2.61095373043113">
            <text:p>$2,61</text:p>
          </table:table-cell>
          <table:table-cell table:formula="of:=[.E15]*(1+[.F16])" office:value-type="currency" office:currency="USD" office:value="3.98797773311509">
            <text:p>$3,99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07641816380796">
            <text:p>$2,08</text:p>
          </table:table-cell>
          <table:table-cell table:formula="of:=[.H15]*(1+[.I16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31555081219145">
            <text:p>$1,3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71040984659773">
            <text:p>$4,71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2.56215085696513">
            <text:p>$2,56</text:p>
          </table:table-cell>
          <table:table-cell table:formula="of:=[.E16]*(1+[.F17])" office:value-type="currency" office:currency="USD" office:value="4.14749684243969">
            <text:p>$4,1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.99029943812008">
            <text:p>$1,99</text:p>
          </table:table-cell>
          <table:table-cell table:formula="of:=[.H16]*(1+[.I17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19595528381041">
            <text:p>$1,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94593033892762">
            <text:p>$4,95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2.51426018674148">
            <text:p>$2,51</text:p>
          </table:table-cell>
          <table:table-cell table:formula="of:=[.E17]*(1+[.F18])" office:value-type="currency" office:currency="USD" office:value="4.31339671613728">
            <text:p>$4,31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.90775245681556">
            <text:p>$1,91</text:p>
          </table:table-cell>
          <table:table-cell table:formula="of:=[.H17]*(1+[.I18])" office:value-type="currency" office:currency="USD" office:value="2.82">
            <text:p>$2,8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08723207619128">
            <text:p>$1,0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8.4765711420843">
            <text:p>$28,48</text:p>
          </table:table-cell>
          <table:table-cell/>
          <table:table-cell table:style-name="ce7"/>
          <table:table-cell table:formula="of:=SUM([.G8:.G18])" office:value-type="currency" office:currency="USD" office:value="24.4819219280862">
            <text:p>$24,48</text:p>
          </table:table-cell>
          <table:table-cell/>
          <table:table-cell table:style-name="ce8"/>
          <table:table-cell table:formula="of:=SUM([.J8:.J18])" office:value-type="currency" office:currency="USD" office:value="18.7044795045308">
            <text:p>$18,7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9.1348854228419">
            <text:p>$79,13</text:p>
          </table:table-cell>
          <table:table-cell table:style-name="ce5"/>
          <table:table-cell table:formula="of:=[.B20]/(1+[.D2])^([.A18]+1/2)" office:value-type="currency" office:currency="USD" office:value="38.890033047644">
            <text:p>$38,89</text:p>
          </table:table-cell>
          <table:table-cell table:formula="of:=[.E18]*[.D5]" office:value-type="currency" office:currency="USD" office:value="69.0143474581964">
            <text:p>$69,01</text:p>
          </table:table-cell>
          <table:table-cell table:style-name="ce7"/>
          <table:table-cell table:formula="of:=[.E20]/(1+[.D3])^([.A18]+1/2)" office:value-type="currency" office:currency="USD" office:value="29.3040154801865">
            <text:p>$29,30</text:p>
          </table:table-cell>
          <table:table-cell table:formula="of:=[.H18]*[.D5]" office:value-type="currency" office:currency="USD" office:value="45.12">
            <text:p>$45,12</text:p>
          </table:table-cell>
          <table:table-cell table:style-name="ce8"/>
          <table:table-cell table:formula="of:=[.H20]/(1+[.D4])^([.A18]+1/2)" office:value-type="currency" office:currency="USD" office:value="16.5861617676192">
            <text:p>$16,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7">17.09.2022</text:date>, <text:time>20:50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7T20:50:52.39</dc:date>
    <dc:creator>aaa </dc:creator>
    <meta:editing-duration>P3DT1H7M29S</meta:editing-duration>
    <meta:editing-cycles>48</meta:editing-cycles>
    <meta:generator>OpenOffice/4.1.5$Win32 OpenOffice.org_project/415m1$Build-9789</meta:generator>
    <meta:document-statistic meta:table-count="6" meta:cell-count="692" meta:object-count="0"/>
  </office:meta>
</office:document-meta>
</file>